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7.719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2.293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593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1.455cm"/>
    </style:style>
    <style:style style:family="table" style:name="ta1" style:master-page-name="PageStyle_5f_Lijst_20_55_20_distr.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/>
    </style:style>
    <style:style style:data-style-name="N100"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Default" style:name="ce8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9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Lijst 55 distr..A63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13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Lijst 55 distr..A63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bottom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ext" style:name="T1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jst 55 distr.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9" table:number-columns-repeated="5"/>
        <table:table-column table:style-name="co5" table:default-cell-style-name="Default" table:number-columns-repeated="1016"/>
        <table:table-row table:style-name="ro1">
          <table:table-cell ns41:value-type="string" table:number-rows-spanned="1" table:style-name="TL Title" table:number-columns-spanned="3" office:value-type="string">
            <text:p><text:span text:style-name="T1"><text:a xlink:type="simple" xlink:href="#Lijst 55 distr..A63">LYST DER VYF-EN-VYFTIG DISTRICTEN [1795]</text:a></text:span></text:p>
          </table:table-cell>
          <table:covered-table-cell table:style-name="ce9"/>
          <table:covered-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TL RowProperty" office:value-type="string">
            <text:p>[Districten]</text:p>
          </table:table-cell>
          <table:table-cell table:style-name="ce10"/>
          <table:table-cell ns41:value-type="string" table:style-name="TL ColHeader" office:value-type="string">
            <text:p>Zielen</text:p>
          </table:table-cell>
          <table:table-cell ns41:value-type="string" table:style-name="ce20" office:value-type="string">
            <text:p><text:s/>RolNr</text:p>
          </table:table-cell>
          <table:table-cell ns41:value-type="string" table:style-name="ce24" office:value-type="string">
            <text:p><text:s/>BeeldNr</text:p>
          </table:table-cell>
          <table:table-cell ns41:value-type="string" table:style-name="ce24" office:value-type="string">
            <text:p><text:s/>Publ-BladNr</text:p>
          </table:table-cell>
          <table:table-cell ns41:value-type="string" table:style-name="ce24" office:value-type="string">
            <text:p><text:s/>Blad-TabelNr</text:p>
          </table:table-cell>
          <table:table-cell ns41:value-type="string" table:style-name="ce27" office:value-type="string">
            <text:p><text:s/>Tabel-RegelNr</text:p>
          </table:table-cell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21" table:number-columns-repeated="5"/>
          <table:table-cell table:number-columns-repeated="1016"/>
        </table:table-row>
        <table:table-row table:style-name="ro4">
          <table:table-cell ns41:value-type="string" table:style-name="TL RowHeader" office:value-type="string">
            <text:p>1. Het District van het Noorden</text:p>
          </table:table-cell>
          <table:table-cell table:style-name="ce11"/>
          <table:table-cell ns41:value-type="float" table:style-name="TL Data" office:value="15000" office:value-type="float">
            <text:p>150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2. Het District van de Noorder-Koggen</text:p>
          </table:table-cell>
          <table:table-cell table:style-name="ce11"/>
          <table:table-cell ns41:value-type="float" table:style-name="TL Data" office:value="15149" office:value-type="float">
            <text:p>151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3. Het District van Kennemer-Eind</text:p>
          </table:table-cell>
          <table:table-cell table:style-name="ce11"/>
          <table:table-cell ns41:value-type="float" table:style-name="TL Data" office:value="15217" office:value-type="float">
            <text:p>1521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4. Het District van den Zuider-Zeegolf</text:p>
          </table:table-cell>
          <table:table-cell table:style-name="ce11"/>
          <table:table-cell ns41:value-type="float" table:style-name="TL Data" office:value="15106" office:value-type="float">
            <text:p>1510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5. Het District van de Zuider-Zee</text:p>
          </table:table-cell>
          <table:table-cell table:style-name="ce11"/>
          <table:table-cell ns41:value-type="float" table:style-name="TL Data" office:value="15094" office:value-type="float">
            <text:p>1509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6. Het District van de Bedykte Meeren</text:p>
          </table:table-cell>
          <table:table-cell table:style-name="ce11"/>
          <table:table-cell ns41:value-type="float" table:style-name="TL Data" office:value="15065" office:value-type="float">
            <text:p>150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7. Het District van de Noord-Zee</text:p>
          </table:table-cell>
          <table:table-cell table:style-name="ce11"/>
          <table:table-cell ns41:value-type="float" table:style-name="TL Data" office:value="15059" office:value-type="float">
            <text:p>150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8. Het District van den Westzaan</text:p>
          </table:table-cell>
          <table:table-cell table:style-name="ce11"/>
          <table:table-cell ns41:value-type="float" table:style-name="TL Data" office:value="14919" office:value-type="float">
            <text:p>1491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9. Het District van den Oostzaan en Waterland</text:p>
          </table:table-cell>
          <table:table-cell table:style-name="ce11"/>
          <table:table-cell ns41:value-type="float" table:style-name="TL Data" office:value="15050" office:value-type="float">
            <text:p>150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10. Het District van het Spaaren</text:p>
          </table:table-cell>
          <table:table-cell table:style-name="ce11"/>
          <table:table-cell ns41:value-type="float" table:style-name="TL Data" office:value="15150" office:value-type="float">
            <text:p>151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11. Het District van Ye en Meer</text:p>
          </table:table-cell>
          <table:table-cell table:style-name="ce11"/>
          <table:table-cell ns41:value-type="float" table:style-name="TL Data" office:value="15045" office:value-type="float">
            <text:p>1504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12. De veertien Districten van het Ye</text:p>
          </table:table-cell>
          <table:table-cell table:style-name="ce11"/>
          <table:table-cell ns41:value-type="float" table:style-name="TL Data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13. De veertien Districten van het Ye</text:p>
          </table:table-cell>
          <table:table-cell table:style-name="ce11"/>
          <table:table-cell ns41:value-type="float" table:style-name="TL Data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14. De veertien Districten van het Ye</text:p>
          </table:table-cell>
          <table:table-cell table:style-name="ce11"/>
          <table:table-cell ns41:value-type="float" table:style-name="TL Data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15. De veertien Districten van het Ye</text:p>
          </table:table-cell>
          <table:table-cell table:style-name="ce11"/>
          <table:table-cell ns41:value-type="float" table:style-name="TL Data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16. De veertien Districten van het Ye</text:p>
          </table:table-cell>
          <table:table-cell table:style-name="ce11"/>
          <table:table-cell ns41:value-type="float" table:style-name="TL Data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17. De veertien Districten van het Ye</text:p>
          </table:table-cell>
          <table:table-cell table:style-name="ce11"/>
          <table:table-cell ns41:value-type="float" table:style-name="TL Data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18. De veertien Districten van het Ye</text:p>
          </table:table-cell>
          <table:table-cell table:style-name="ce11"/>
          <table:table-cell ns41:value-type="float" table:style-name="TL Data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19. De veertien Districten van het Ye</text:p>
          </table:table-cell>
          <table:table-cell table:style-name="ce11"/>
          <table:table-cell ns41:value-type="float" table:style-name="TL Data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20. De veertien Districten van het Ye</text:p>
          </table:table-cell>
          <table:table-cell table:style-name="ce11"/>
          <table:table-cell ns41:value-type="float" table:style-name="TL Data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21. De veertien Districten van het Ye</text:p>
          </table:table-cell>
          <table:table-cell table:style-name="ce11"/>
          <table:table-cell ns41:value-type="float" table:style-name="TL Data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22. De veertien Districten van het Ye</text:p>
          </table:table-cell>
          <table:table-cell table:style-name="ce11"/>
          <table:table-cell ns41:value-type="float" table:style-name="TL Data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23. De veertien Districten van het Ye</text:p>
          </table:table-cell>
          <table:table-cell table:style-name="ce11"/>
          <table:table-cell ns41:value-type="float" table:style-name="TL Data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24. De veertien Districten van het Ye</text:p>
          </table:table-cell>
          <table:table-cell table:style-name="ce11"/>
          <table:table-cell ns41:value-type="float" table:style-name="TL Data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25. De veertien Districten van het Ye</text:p>
          </table:table-cell>
          <table:table-cell table:style-name="ce11"/>
          <table:table-cell ns41:value-type="float" table:style-name="TL Data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26. Het District van Meer en Amstel</text:p>
          </table:table-cell>
          <table:table-cell table:style-name="ce11"/>
          <table:table-cell ns41:value-type="float" table:style-name="TL Data" office:value="15202" office:value-type="float">
            <text:p>1520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27. Het District van Vecht en Zee</text:p>
          </table:table-cell>
          <table:table-cell table:style-name="ce11"/>
          <table:table-cell ns41:value-type="float" table:style-name="TL Data" office:value="15359" office:value-type="float">
            <text:p>153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28. Het District van Zee en Meer</text:p>
          </table:table-cell>
          <table:table-cell table:style-name="ce11"/>
          <table:table-cell ns41:value-type="float" table:style-name="TL Data" office:value="15175" office:value-type="float">
            <text:p>1517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29. De twee Districten van den Wester-Rhyn</text:p>
          </table:table-cell>
          <table:table-cell table:style-name="ce11"/>
          <table:table-cell ns41:value-type="float" table:style-name="TL Data" office:value="15000" office:value-type="float">
            <text:p>150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30. De twee Districten van den Wester-Rhyn</text:p>
          </table:table-cell>
          <table:table-cell table:style-name="ce11"/>
          <table:table-cell ns41:value-type="float" table:style-name="TL Data" office:value="15000" office:value-type="float">
            <text:p>150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31. Het District van den Midden-Rhyn</text:p>
          </table:table-cell>
          <table:table-cell table:style-name="ce11"/>
          <table:table-cell ns41:value-type="float" table:style-name="TL Data" office:value="15000" office:value-type="float">
            <text:p>150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32. Het District van den Ooster-Rhyn</text:p>
          </table:table-cell>
          <table:table-cell table:style-name="ce11"/>
          <table:table-cell ns41:value-type="float" table:style-name="TL Data" office:value="15212" office:value-type="float">
            <text:p>1521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33. Het District van Gouwe en Yssel</text:p>
          </table:table-cell>
          <table:table-cell table:style-name="ce11"/>
          <table:table-cell ns41:value-type="float" table:style-name="TL Data" office:value="15444" office:value-type="float">
            <text:p>1544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34. De drie Districten van Vliet en Zee</text:p>
          </table:table-cell>
          <table:table-cell table:style-name="ce11"/>
          <table:table-cell ns41:value-type="float" table:style-name="TL Data" office:value="15060" office:value-type="float">
            <text:p>1506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35. De drie Districten van Vliet en Zee</text:p>
          </table:table-cell>
          <table:table-cell table:style-name="ce11"/>
          <table:table-cell ns41:value-type="float" table:style-name="TL Data" office:value="15060" office:value-type="float">
            <text:p>1506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36. De drie Districten van Vliet en Zee</text:p>
          </table:table-cell>
          <table:table-cell table:style-name="ce11"/>
          <table:table-cell ns41:value-type="float" table:style-name="TL Data" office:value="15060" office:value-type="float">
            <text:p>1506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37. Het District van de Delf</text:p>
          </table:table-cell>
          <table:table-cell table:style-name="ce11"/>
          <table:table-cell ns41:value-type="float" table:style-name="TL Data" office:value="14910" office:value-type="float">
            <text:p>149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38. Het District van het Westerland</text:p>
          </table:table-cell>
          <table:table-cell table:style-name="ce11"/>
          <table:table-cell ns41:value-type="float" table:style-name="TL Data" office:value="15124" office:value-type="float">
            <text:p>151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Subtotaal/transport [zie noot]</text:p>
          </table:table-cell>
          <table:table-cell table:style-name="ce11"/>
          <table:table-cell ns41:value-type="float" table:style-name="TL Data" office:value="572880" office:value-type="float">
            <text:p>5728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39. Het District van Maasmond</text:p>
          </table:table-cell>
          <table:table-cell table:style-name="ce11"/>
          <table:table-cell ns41:value-type="float" table:style-name="TL Data" office:value="15071" office:value-type="float">
            <text:p>1507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40. Het District van de Schie</text:p>
          </table:table-cell>
          <table:table-cell table:style-name="ce11"/>
          <table:table-cell ns41:value-type="float" table:style-name="TL Data" office:value="15032" office:value-type="float">
            <text:p>1503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41. De vier Districten van de Maas</text:p>
          </table:table-cell>
          <table:table-cell table:style-name="ce11"/>
          <table:table-cell ns41:value-type="float" table:style-name="TL Data" office:value="15095" office:value-type="float">
            <text:p>150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42. De vier Districten van de Maas</text:p>
          </table:table-cell>
          <table:table-cell table:style-name="ce11"/>
          <table:table-cell ns41:value-type="float" table:style-name="TL Data" office:value="15095" office:value-type="float">
            <text:p>150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43. De vier Districten van de Maas</text:p>
          </table:table-cell>
          <table:table-cell table:style-name="ce11"/>
          <table:table-cell ns41:value-type="float" table:style-name="TL Data" office:value="15096" office:value-type="float">
            <text:p>1509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44. De vier Districten van de Maas</text:p>
          </table:table-cell>
          <table:table-cell table:style-name="ce11"/>
          <table:table-cell ns41:value-type="float" table:style-name="TL Data" office:value="15096" office:value-type="float">
            <text:p>1509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45. Het District van Rotte en Yssel</text:p>
          </table:table-cell>
          <table:table-cell table:style-name="ce11"/>
          <table:table-cell ns41:value-type="float" table:style-name="TL Data" office:value="15083" office:value-type="float">
            <text:p>150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46. Het District van Yssel en Lek</text:p>
          </table:table-cell>
          <table:table-cell table:style-name="ce11"/>
          <table:table-cell ns41:value-type="float" table:style-name="TL Data" office:value="15202" office:value-type="float">
            <text:p>1520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47. Het District van Maas-Eiland</text:p>
          </table:table-cell>
          <table:table-cell table:style-name="ce11"/>
          <table:table-cell ns41:value-type="float" table:style-name="TL Data" office:value="15063" office:value-type="float">
            <text:p>1506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48. Het District van Lek en Merwede</text:p>
          </table:table-cell>
          <table:table-cell table:style-name="ce11"/>
          <table:table-cell ns41:value-type="float" table:style-name="TL Data" office:value="14955" office:value-type="float">
            <text:p>149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49. Het District van het Oosterland</text:p>
          </table:table-cell>
          <table:table-cell table:style-name="ce11"/>
          <table:table-cell ns41:value-type="float" table:style-name="TL Data" office:value="15102" office:value-type="float">
            <text:p>1510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50. Het District van Maas en Haringvliet</text:p>
          </table:table-cell>
          <table:table-cell table:style-name="ce11"/>
          <table:table-cell ns41:value-type="float" table:style-name="TL Data" office:value="14875" office:value-type="float">
            <text:p>1487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51. Het District van Maas en Hollands-Diep</text:p>
          </table:table-cell>
          <table:table-cell table:style-name="ce11"/>
          <table:table-cell ns41:value-type="float" table:style-name="TL Data" office:value="15100" office:value-type="float">
            <text:p>151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52. Het District van de Merwede</text:p>
          </table:table-cell>
          <table:table-cell table:style-name="ce11"/>
          <table:table-cell ns41:value-type="float" table:style-name="TL Data" office:value="15000" office:value-type="float">
            <text:p>150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53. Het District van Biesbosch en Maas</text:p>
          </table:table-cell>
          <table:table-cell table:style-name="ce11"/>
          <table:table-cell ns41:value-type="float" table:style-name="TL Data" office:value="14865" office:value-type="float">
            <text:p>148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54. Het District van de Zeegaten</text:p>
          </table:table-cell>
          <table:table-cell table:style-name="ce11"/>
          <table:table-cell ns41:value-type="float" table:style-name="TL Data" office:value="15075" office:value-type="float">
            <text:p>1507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6"/>
        </table:table-row>
        <table:table-row table:style-name="ro4">
          <table:table-cell ns41:value-type="string" table:style-name="TL RowHeader" office:value-type="string">
            <text:p>55. Het District van het Zuiden</text:p>
          </table:table-cell>
          <table:table-cell table:style-name="ce11"/>
          <table:table-cell ns41:value-type="float" table:style-name="TL Data" office:value="14847" office:value-type="float">
            <text:p>148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6"/>
        </table:table-row>
        <table:table-row table:style-name="ro2">
          <table:table-cell ns41:value-type="string" table:style-name="TL RowHeader" office:value-type="string">
            <text:p>[Totaal]</text:p>
          </table:table-cell>
          <table:table-cell table:style-name="ce11"/>
          <table:table-cell ns41:value-type="float" table:style-name="TL Data" office:value="828532" office:value-type="float">
            <text:p>828532</text:p>
          </table:table-cell>
          <table:table-cell ns41:value-type="string" table:style-name="ce23" office:value-type="string">
            <text:p>39</text:p>
          </table:table-cell>
          <table:table-cell ns41:value-type="string" table:style-name="ce26" office:value-type="string">
            <text:p>0200</text:p>
          </table:table-cell>
          <table:table-cell ns41:value-type="string" table:style-name="ce26" office:value-type="string">
            <text:p>0020</text:p>
          </table:table-cell>
          <table:table-cell ns41:value-type="string" table:style-name="ce26" office:value-type="string">
            <text:p>01</text:p>
          </table:table-cell>
          <table:table-cell ns41:value-type="string" table:style-name="ce29" office:value-type="string">
            <text:p>01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ns41:value-type="string" table:number-rows-spanned="1" table:style-name="ce8" table:number-columns-spanned="3" office:value-type="string">
            <text:p>Noot: Onderaan iedere pagina staat een optelling van de aantallen tot dan toe; op de volgende pagina staat bovenaan het getransporteerde totaal.</text:p>
          </table:table-cell>
          <table:covered-table-cell table:style-name="ce12"/>
          <table:covered-table-cell table:style-name="ce18"/>
          <table:table-cell table:number-columns-repeated="1021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'Lijst 55 distr.'.$A$5:.$C$61" table:name="ROL39D" table:base-cell-address="$'Lijst 55 distr.'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jst_20_55_20_distr." style:page-layout-name="Mpm3" style:display-name="PageStyle_Lijst 55 distr.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3T13:15:44</meta:creation-date>
    <dc:creator>Yamit</dc:creator>
    <dc:date>2004-12-23T13:27:01</dc:date>
    <meta:document-statistic meta:object-count="0" meta:cell-count="408" meta:table-count="1"/>
    <meta:generator>ODFPY/1.3.0dev</meta:generator>
  </office:meta>
</office:document-meta>
</file>